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redecessor_of_curren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orra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Kolumbie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  <table:table-cell/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žírsko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chtenštejnsko</text:p>
          </table:table-cell>
          <table:table-cell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ko</text:p>
          </table:table-cell>
          <table:table-cell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Severní Makedonie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sko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table:number-columns-repeated="13"/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</table:table>
      <table:table table:name="200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</table:table>
      <table:table table:name="200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</table:table>
      <table:table table:name="200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</table:table-row>
      </table:table>
      <table:table table:name="200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</table:table>
      <table:table table:name="200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G</text:p>
          </table:table-cell>
        </table:table-row>
      </table:table>
      <table:table table:name="200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</table:table>
      <table:table table:name="200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</text:p>
          </table:table-cell>
        </table:table-row>
      </table:table>
      <table:table table:name="200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0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</table:table-row>
      </table:table>
      <table:table table:name="201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1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</table:table-row>
      </table:table>
      <table:table table:name="201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</table:table>
      <table:table table:name="201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</table:table>
      <table:table table:name="201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7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table:number-columns-repeated="13"/>
        </table:table-row>
      </table:table>
      <table:table table:name="2017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</table:table-row>
      </table:table>
      <table:table table:name="201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</table:table-row>
      </table:table>
      <table:table table:name="2018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</table:table>
      <table:table table:name="202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</table:table-row>
      </table:table>
      <table:table table:name="202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WT</text:p>
          </table:table-cell>
        </table:table-row>
      </table:table>
      <table:table table:name="202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2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T</text:p>
          </table:table-cell>
        </table:table-row>
      </table:table>
      <table:table table:name="202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</table:table-row>
      </table:table>
      <table:table table:name="2023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1-14T20:08:37.637000000</dc:date>
    <meta:editing-duration>PT13H49M57S</meta:editing-duration>
    <meta:editing-cycles>113</meta:editing-cycles>
    <meta:generator>LibreOffice/7.5.2.2$Windows_X86_64 LibreOffice_project/53bb9681a964705cf672590721dbc85eb4d0c3a2</meta:generator>
    <meta:document-statistic meta:table-count="122" meta:cell-count="6124" meta:object-count="0"/>
  </office:meta>
</office:document-meta>
</file>